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JsonDecoderTests.decodableMimeTypes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DecoderTests.class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ckson2JsonDecoderTests.invali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erializer.deserialize( JsonParser p , DeserializationContext c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erializer.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NoDefaultConstructor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decodeNonUtf8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Json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WithNoDefaultConstructor.BeanWithNoDefaultConstructor( String property1 ,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JsonDecoderTests.decodableMimeTypesWithObjectMapper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JsonDecoderTests.no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DecoderTests.Jackson2Json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JsonDecoderTests.decodeNonUni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JsonDecoderTests.decode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JsonDecoderTests.canDecodeWithObjectMapperRegistration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ckson2JsonDeco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canDecodeWithProvided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ithNoDefaultConstructor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decodeEmptyArrayTo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Object.setTest( in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decodeWithNull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JsonDecoderTests.stringBuffer( String value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JsonDecoderTests.decodeMonoNonUtf8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JsonDecoderTests.custom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JsonDecoderTests.fieldLevel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Object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Tests.bigDecimal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Json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